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Far I'll Go lyrics</text:h>
      <text:p text:style-name="Text_20_body">I've been staring at the edge of the water<text:line-break/>Long as I can remember<text:line-break/>Never really knowing why</text:p>
      <text:p text:style-name="Text_20_body">I wish I could be the perfect daughter<text:line-break/>But I come back to the water<text:line-break/>No matter how hard I try</text:p>
      <text:p text:style-name="Text_20_body">Every turn I take, every trail I track<text:line-break/>Every path I make, every road leads back<text:line-break/>To the place I know where I cannot go<text:line-break/>Where I long to be</text:p>
      <text:p text:style-name="Text_20_body">See the line where the sky meets the sea?<text:line-break/>It calls me<text:line-break/>And no one knows<text:line-break/>How far it goes</text:p>
      <text:p text:style-name="Text_20_body">If the wind in my sail on the sea stays behind me<text:line-break/>One day I'll know<text:line-break/>If I go there's just no telling how far I'll go</text:p>
      <text:p text:style-name="Text_20_body">I know everybody on this island seems so happy, on this island<text:line-break/>Everything is by design<text:line-break/>I know everybody on this island has a role, on this island<text:line-break/>So maybe I can roll with mine</text:p>
      <text:p text:style-name="P1"/>
      <text:p text:style-name="Text_20_body">I can lead with pride, I can make us strong<text:line-break/>I'll be satisfied if I play along<text:line-break/>But the voice inside sings a different song<text:line-break/>What is wrong with me?</text:p>
      <text:p text:style-name="Text_20_body">See the light as it shines on the sea?<text:line-break/>It's blinding<text:line-break/>But no one knows<text:line-break/>How deep it goes</text:p>
      <text:p text:style-name="Text_20_body">And it seems like it's calling out to me<text:line-break/>So come find me<text:line-break/>And let me know<text:line-break/>What's beyond that line, will I cross that line?</text:p>
      <text:p text:style-name="Text_20_body">See the line where the sky meets the sea?<text:line-break/>It calls me<text:line-break/>And no one knows<text:line-break/>How far it goes</text:p>
      <text:p text:style-name="Text_20_body">If the wind in my sail on the sea stays behind me<text:line-break/>One day I'll know<text:line-break/>How far I'll g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5:44:59.131575310</meta:creation-date>
    <dc:date>2018-01-02T18:46:08.465125047</dc:date>
    <meta:editing-duration>P10DT2H45M59S</meta:editing-duration>
    <meta:editing-cycles>1</meta:editing-cycles>
    <meta:document-statistic meta:table-count="0" meta:image-count="0" meta:object-count="0" meta:page-count="2" meta:paragraph-count="12" meta:word-count="271" meta:character-count="1236" meta:non-whitespace-character-count="977"/>
    <meta:generator>LibreOffice/4.3.3.2$Linux_X86_64 LibreOffice_project/430m0$Build-2</meta:generator>
  </office:meta>
</office:document-meta>
</file>